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3.892cm" table:align="left"/>
    </style:style>
    <style:style style:name="table1.A" style:family="table-column">
      <style:table-column-properties style:column-width="2.979cm"/>
    </style:style>
    <style:style style:name="table1.B" style:family="table-column">
      <style:table-column-properties style:column-width="1.744cm"/>
    </style:style>
    <style:style style:name="table1.C" style:family="table-column">
      <style:table-column-properties style:column-width="7.976cm"/>
    </style:style>
    <style:style style:name="table1.D" style:family="table-column">
      <style:table-column-properties style:column-width="1.508cm"/>
    </style:style>
    <style:style style:name="table1.E" style:family="table-column">
      <style:table-column-properties style:column-width="1.693cm"/>
    </style:style>
    <style:style style:name="table1.F" style:family="table-column">
      <style:table-column-properties style:column-width="1.296cm"/>
    </style:style>
    <style:style style:name="table1.G" style:family="table-column">
      <style:table-column-properties style:column-width="0.841cm"/>
    </style:style>
    <style:style style:name="table1.I" style:family="table-column">
      <style:table-column-properties style:column-width="2.242cm"/>
    </style:style>
    <style:style style:name="table1.J" style:family="table-column">
      <style:table-column-properties style:column-width="1.91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930" officeooo:paragraph-rsid="0014d9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1e7" officeooo:paragraph-rsid="0016c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1e7" officeooo:paragraph-rsid="001e81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215" officeooo:paragraph-rsid="001fe2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215" officeooo:paragraph-rsid="001fe2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column table:style-name="table1.J"/>
        <table:table-row table:style-name="TableLine56905696"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2">шапка</text:p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J1" office:value-type="string">
            <text:p text:style-name="P1"/>
          </table:table-cell>
        </table:table-row>
        <table:table-row table:style-name="TableLine57367616">
          <table:table-cell table:style-name="table1.A2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8</text:p>
          </table:table-cell>
          <table:table-cell table:style-name="table1.J1" office:value-type="string">
            <text:p text:style-name="P5">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5-12T15:37:09.974885337</meta:creation-date>
    <dc:date>2022-05-12T17:40:43.645011410</dc:date>
    <meta:editing-duration>PT1H11M29S</meta:editing-duration>
    <meta:editing-cycles>13</meta:editing-cycles>
    <meta:generator>LibreOffice/7.0.4.2$Linux_X86_64 LibreOffice_project/dcf040e67528d9187c66b2379df5ea4407429775</meta:generator>
    <meta:document-statistic meta:table-count="1" meta:image-count="0" meta:object-count="0" meta:page-count="1" meta:paragraph-count="10" meta:word-count="10" meta:character-count="14" meta:non-whitespace-character-count="14"/>
  </office:meta>
</office:document-meta>
</file>